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Exo 2.01" svg:font-family="'Exo 2.0'" style:font-adornments="Kalın" style:font-pitch="variable"/>
    <style:font-face style:name="Exo 2.0" svg:font-family="'Exo 2.0'" style:font-adornments="Normal" style:font-pitch="variable"/>
    <style:font-face style:name="Exo 2.02" svg:font-family="'Exo 2.0'" style:font-adornments="İtalik" style:font-pitch="variable"/>
    <style:font-face style:name="Lato" svg:font-family="La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list-style-name="LS1"/>
    <style:style style:name="P3" style:family="paragraph" style:list-style-name="LS2"/>
    <style:style style:name="P4" style:family="paragraph" style:list-style-name="LS3"/>
    <style:style style:name="P5" style:family="paragraph" style:list-style-name="LS4"/>
    <style:style style:name="P6" style:family="paragraph" style:list-style-name="LS5"/>
    <style:style style:name="P7" style:family="paragraph" style:list-style-name="LS6"/>
    <style:style style:name="P8" style:family="paragraph" style:list-style-name="LS7"/>
    <style:style style:name="P9" style:family="paragraph" style:list-style-name="LS8"/>
    <style:style style:name="P10" style:family="paragraph" style:list-style-name="LS9"/>
    <style:style style:name="P11" style:family="paragraph" style:list-style-name="LS10"/>
    <style:style style:name="P12" style:family="paragraph" style:master-page-name="Standard">
      <style:paragraph-properties style:page-number="auto"/>
    </style:style>
    <style:style style:name="P13" style:family="paragraph"/>
    <style:style style:name="P14"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P15" style:family="paragraph">
      <style:paragraph-properties fo:margin-left="0cm" fo:margin-right="0cm" fo:margin-top="0cm" fo:margin-bottom="0cm" fo:line-height="100%" fo:text-align="start" fo:text-indent="0cm" style:writing-mode="lr-tb"/>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0pt" officeooo:rsid="001763f7"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15bbf4" style:font-size-asian="10pt" style:font-style-asian="italic" style:font-size-complex="10pt" style:font-style-complex="italic"/>
    </style:style>
    <style:style style:name="T6" style:family="text">
      <style:text-properties fo:font-size="10pt" fo:font-style="italic" officeooo:rsid="001763f7" style:font-size-asian="10pt" style:font-style-asian="italic" style:font-size-complex="10pt" style:font-style-complex="italic"/>
    </style:style>
    <style:style style:name="T7"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8" style:family="text">
      <style:text-properties fo:font-size="10pt" fo:font-style="normal" officeooo:rsid="0015bbf4" style:font-size-asian="10pt" style:font-style-asian="normal" style:font-size-complex="10pt" style:font-style-complex="normal"/>
    </style:style>
    <style:style style:name="T9" style:family="text">
      <style:text-properties fo:color="#3d85c6" fo:font-size="14pt" style:font-size-asian="14pt" style:font-size-complex="14pt"/>
    </style:style>
    <style:style style:name="T10" style:family="text">
      <style:text-properties fo:color="#1155cc" fo:font-size="10pt" style:text-underline-style="solid" style:text-underline-width="auto" style:text-underline-color="font-color" style:font-size-asian="10pt" style:font-size-complex="10pt"/>
    </style:style>
    <style:style style:name="T11" style:family="text">
      <style:text-properties style:text-underline-style="solid" style:text-underline-width="auto" style:text-underline-color="font-color"/>
    </style:style>
    <style:style style:name="T12" style:family="text">
      <style:text-properties fo:font-variant="normal" fo:text-transform="none" fo:color="#3d3c40" style:font-name="Arial" fo:font-size="10pt" fo:letter-spacing="normal" fo:font-style="normal" fo:font-weight="normal" style:font-size-asian="10pt" style:font-size-complex="10pt"/>
    </style:style>
    <style:style style:name="T13" style:family="text">
      <style:text-properties fo:font-style="normal" officeooo:rsid="0015bbf4" style:font-style-asian="normal" style:font-style-complex="normal"/>
    </style:style>
    <style:style style:name="T1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ffffff" style:background-transparency="0%" fo:padding="0cm" fo:border="none" style:shadow="none" draw:shadow-opacity="100%"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TEAM PROTOCOL</text:p>
      <text:p text:style-name="Subtitle">Governing Principles for cooperation among Pisi Linux teams and individuals</text:p>
      <text:p text:style-name="Heading_20_1"><draw:frame draw:style-name="fr1" draw:name="Image1" text:anchor-type="paragraph" svg:x="7.435cm" svg:y="-0.009cm" svg:width="8.176cm" svg:height="7.541cm" draw:z-index="0"><draw:image/></draw:frame>Who should read this document</text:p>
      <text:p text:style-name="Text_20_body">This document is to be read by anyone who currently contributes, or wishes to contribute to the Pisi Linux project.</text:p>
      <text:p text:style-name="Heading_20_1">Aim of this document</text:p>
      <text:p text:style-name="Text_20_body">To promote efficient and rewarding teamwork by having good overview and following protocol.</text:p>
      <text:p text:style-name="Heading_20_1">Overview of project structure</text:p>
      <text:p text:style-name="Text_20_body">Pisi Linux teams are arranged according to other types of requests for collaboration should be conducted by the relevant team leader/s (where they exist). Team compositions with contact details are provided in this document.</text:p>
      <text:p text:style-name="Text_20_body">Note: Due to limited manpower, individuals are likely to have several secondary roles and be members of several teams. However, where additional volunteers are found, then certain secondary roles can re-assigned.</text:p>
      <text:p text:style-name="Text_20_body">Additionally, some teams may not yet have a team leader – or some teams may need to employ a revolving leadership system, depending on membership and their spare time.</text:p>
      <text:p text:style-name="Title">OVERSIGHT GROUP</text:p>
      <text:p text:style-name="Heading_20_1"><text:bookmark text:name="h.zfag1itd54iz"/><office:annotation><dc:date>0000-00-00T00:00:00</dc:date><text:p text:style-name="P15"><text:span text:style-name="T14">Has this name been confirmed as okay with Serdar, Marcin and Yusuf? No suggestions for alternative name?</text:span></text:p></office:annotation>Technical Board</text:p>
      <text:p text:style-name="Heading_20_2">Contact Information</text:p>
      <text:p text:style-name="Text_20_body">IRC or Slack: #pisi-devel or #board</text:p>
      <text:p text:style-name="Text_20_body">Mailing List: do we need one?</text:p>
      <text:p text:style-name="Text_20_body">Issue tracker: https://github.com/pisilinux/pisilinux-core/issues</text:p>
      <text:p text:style-name="Heading_20_2">Composition</text:p>
      <text:p text:style-name="Text_20_body">Serdar Soytetir - obsoleteman (Team Leader)</text:p>
      <text:p text:style-name="Text_20_body">Marcin Bojara - marcin</text:p>
      <text:p text:style-name="Text_20_body">Yusuf Aydemir - yusuf</text:p>
      <text:p text:style-name="Heading_20_2">Purpose</text:p>
      <text:p text:style-name="Text_20_body"><office:annotation><dc:date>0000-00-00T00:00:00</dc:date><text:p text:style-name="P15"><text:span text:style-name="T14">Re-word</text:span></text:p></office:annotation>To decide all technical policy relating to the technical direction that Pisi Linux takes.</text:p>
      <text:p text:style-name="Heading_20_2"><text:soft-page-break/>Responsibilities</text:p>
      <text:list xml:id="list845693334569055889" text:style-name="LS1">
        <text:list-item>
          <text:p>Default software selections</text:p>
        </text:list-item>
        <text:list-item>
          <text:p>Packaging policy and guidelines</text:p>
        </text:list-item>
        <text:list-item>
          <text:p>Technical decisions regarding installation system and process, toolchain, kernel, X server</text:p>
        </text:list-item>
        <text:list-item>
          <text:p>Develop ideas to further refine or extend PiSi, YALI, COMAR, MUDUR, KAPTAN, USER MANAGER and PANDA functionality</text:p>
        </text:list-item>
        <text:list-item>
          <text:p>Creation or incorporation of additional tools</text:p>
        </text:list-item>
      </text:list>
      <text:p text:style-name="Heading_20_2">How we work</text:p>
      <text:p text:style-name="Text_20_body">See our procedures for details on ‘how we do things’ (Marcin to write this?). Most discussions regarding the Technical Board will happen in #pisi-devel or #board (IRC or Slack?). For requests please consult the contact above.</text:p>
      <text:p text:style-name="Heading_20_2">Meetings</text:p>
      <text:p text:style-name="Text_20_body">The Technical Board holds regular meetings every ? at ? in #meetingroom on (IRC or Slack)</text:p>
      <text:p text:style-name="Text_20_body">Meetings agenda (URL)</text:p>
      <text:p text:style-name="Heading_20_2">Current activities</text:p>
      <text:p text:style-name="Text_20_body">See our<text:a xlink:type="simple" xlink:href="https://github.com/pisilinux/pisilinux-core/milestones" text:style-name="Internet_20_link" text:visited-style-name="Visited_20_Internet_20_Link"> </text:a><text:a xlink:type="simple" xlink:href="https://github.com/pisilinux/pisilinux-core/milestones" text:style-name="Internet_20_link" text:visited-style-name="Visited_20_Internet_20_Link">ticket</text:a> queue for the things we are working on.</text:p>
      <text:p text:style-name="Text_20_body">See<text:a xlink:type="simple" xlink:href="http://developer.pardus.org.tr/releases/index.html" text:style-name="Internet_20_link" text:visited-style-name="Visited_20_Internet_20_Link"> </text:a><text:a xlink:type="simple" xlink:href="http://developer.pardus.org.tr/releases/index.html" text:style-name="Internet_20_link" text:visited-style-name="Visited_20_Internet_20_Link">releases</text:a> for information about Pisi Linux releases.</text:p>
      <text:p text:style-name="Heading_20_1"><text:bookmark text:name="h.yq7of1n4y2du"/>Project Coordinator</text:p>
      <text:p text:style-name="Heading_20_2">Contact Information</text:p>
      <text:p text:style-name="Text_20_body">Emir Yâsin Sarı - bitigchi</text:p>
      <text:p text:style-name="Text_20_body">IRC or Slack: #pisi-devel or #board</text:p>
      <text:p text:style-name="Heading_20_2">Purpose</text:p>
      <text:p text:style-name="Text_20_body">The Project Coordinator will focus particularly on project overview and facilitation</text:p>
      <text:p text:style-name="Heading_20_2">Responsibilities</text:p>
      <text:list xml:id="list7231355427159080" text:style-name="LS2">
        <text:list-item>
          <text:p>Maintain an overview on all aspects of the Project</text:p>
        </text:list-item>
        <text:list-item>
          <text:p>Maintain a project management calendar</text:p>
        </text:list-item>
        <text:list-item>
          <text:p>Coordinate and facilitate individual and team effort</text:p>
        </text:list-item>
        <text:list-item>
          <text:p>Process agenda item submissions</text:p>
        </text:list-item>
        <text:list-item>
          <text:p>Chair the Committee meetings</text:p>
        </text:list-item>
        <text:list-item>
          <text:p>Develop project strategies</text:p>
        </text:list-item>
        <text:list-item>
          <text:p>Work with Core to establish schedules for releases including freeze dates, final release, slips, etc. Ensure all other relevant interaction takes place between teams regarding these schedules and their requirements (eg: PR, docs, branding/artwork, websites/forums etc, etc.)</text:p>
        </text:list-item>
      </text:list>
      <text:p text:style-name="Title"><text:soft-page-break/>DEVELOPMENT GROUP</text:p>
      <text:p text:style-name="Heading_20_1"><text:bookmark text:name="h.udkbmoe5jxpq"/>Core</text:p>
      <text:p text:style-name="Heading_20_2">Contact Information</text:p>
      <text:p text:style-name="Text_20_body">IRC or Slack: #pisi-devel or #board</text:p>
      <text:p text:style-name="Text_20_body">Mailing List: do we need one?</text:p>
      <text:p text:style-name="Text_20_body">Issue tracker: https://github.com/pisilinux/pisilinux-core/issues</text:p>
      <text:p text:style-name="Heading_20_2">Composition</text:p>
      <text:p text:style-name="Text_20_body">Serdar Soytetir – obsolereman (Team Leader)</text:p>
      <text:p text:style-name="Text_20_body">Marcin Bojara - marcin</text:p>
      <text:p text:style-name="Text_20_body">Yusuf Aydemir - yusuf</text:p>
      <text:p text:style-name="Heading_20_2">Purpose</text:p>
      <text:p text:style-name="Text_20_body">The Core Team maintains the base repository. installation system and process, toolchain, kernel, X server, library versions and dependencies, and implements Technical Board directives.</text:p>
      <text:p text:style-name="Heading_20_2">Responsibilities</text:p>
      <text:list xml:id="list6692594520539292293" text:style-name="LS3">
        <text:list-item>
          <text:p>Pisi Linux code-base and core packages</text:p>
        </text:list-item>
        <text:list-item>
          <text:p>Manage the git Core repository packages and process requests for the Core repo</text:p>
        </text:list-item>
        <text:list-item>
          <text:p>Administrate the build system</text:p>
        </text:list-item>
        <text:list-item>
          <text:p>Provide guidance and support to the Extra-Packages Team</text:p>
        </text:list-item>
        <text:list-item>
          <text:p>Report progress towards release from Feature Freeze on</text:p>
        </text:list-item>
        <text:list-item>
          <text:p>Publish reports on changes to processes</text:p>
        </text:list-item>
        <text:list-item>
          <text:p>Remove unmaintained packages from Pisi Linux</text:p>
        </text:list-item>
        <text:list-item>
          <text:p>Core Team will implement all Technical Board directives, including the development of PISI, YALI, COMAR, MUDUR, KAPTAN, USER MANAGER</text:p>
        </text:list-item>
      </text:list>
      <text:p text:style-name="Heading_20_2">How we work</text:p>
      <text:p text:style-name="Text_20_body">See our procedures for details on ‘how we do things’ (Marcin to write this?). Most discussions regarding the Core team will happen in #pisi-devel or #board (IRC or Slack?). For requests please consult the contact above.</text:p>
      <text:p text:style-name="Text_20_body">If you want the to submit an issue or job request to the Core Team, please create a ticket in the issue tracker mentioned above. Please enter your Pisi Linux username or email address in the respective textbox, to make sure the team can contact you.</text:p>
      <text:p text:style-name="Heading_20_2">Meetings</text:p>
      <text:p text:style-name="Text_20_body">The Core team holds regular meetings every ? at ? in #meetingroom on (IRC or Slack)</text:p>
      <text:p text:style-name="Text_20_body">Meetings agenda (URL)</text:p>
      <text:p text:style-name="Heading_20_2"><text:soft-page-break/>Current activities</text:p>
      <text:p text:style-name="Text_20_body">See our<text:a xlink:type="simple" xlink:href="https://github.com/pisilinux/pisilinux-core/milestones" text:style-name="Internet_20_link" text:visited-style-name="Visited_20_Internet_20_Link"> </text:a><text:a xlink:type="simple" xlink:href="https://github.com/pisilinux/pisilinux-core/milestones" text:style-name="Internet_20_link" text:visited-style-name="Visited_20_Internet_20_Link">ticket</text:a> queue for the things we are working on.</text:p>
      <text:p text:style-name="Text_20_body">See<text:a xlink:type="simple" xlink:href="http://developer.pardus.org.tr/releases/index.html" text:style-name="Internet_20_link" text:visited-style-name="Visited_20_Internet_20_Link"> </text:a><text:a xlink:type="simple" xlink:href="http://developer.pardus.org.tr/releases/index.html" text:style-name="Internet_20_link" text:visited-style-name="Visited_20_Internet_20_Link">releases</text:a> for information about Pisi Linux releases.</text:p>
      <text:p text:style-name="Heading_20_1"><text:bookmark text:name="h.ta79r715gvl5"/>Extra</text:p>
      <text:p text:style-name="Heading_20_2">Contact Information</text:p>
      <text:p text:style-name="Text_20_body">IRC or Slack: #pisi-packaging</text:p>
      <text:p text:style-name="Text_20_body">Mailing List: Do we need one?</text:p>
      <text:p text:style-name="Text_20_body">Issue tracker: https://github.com/pisilinux/pisilinux-extra/issues</text:p>
      <text:p text:style-name="Heading_20_2">Composition</text:p>
      <text:p text:style-name="Text_20_body">Kamil ATLI – suvari (Team Leader)</text:p>
      <text:p text:style-name="Text_20_body">Ayhan YALÇINSOY -<text:a xlink:type="simple" xlink:href="https://pisilinux.slack.com/team/ayhanyalcinsoy" text:style-name="Internet_20_link" text:visited-style-name="Visited_20_Internet_20_Link"> </text:a><text:a xlink:type="simple" xlink:href="https://pisilinux.slack.com/team/ayhanyalcinsoy" text:style-name="Internet_20_link" text:visited-style-name="Visited_20_Internet_20_Link">ayhanyalcinsoy</text:a></text:p>
      <text:p text:style-name="Text_20_body">Ertuğrul Erata -<text:a xlink:type="simple" xlink:href="https://pisilinux.slack.com/team/ertugrul" text:style-name="Internet_20_link" text:visited-style-name="Visited_20_Internet_20_Link"> </text:a><text:a xlink:type="simple" xlink:href="https://pisilinux.slack.com/team/ertugrul" text:style-name="Internet_20_link" text:visited-style-name="Visited_20_Internet_20_Link">ertugrul</text:a></text:p>
      <text:p text:style-name="Text_20_body">Osman Erkan -<text:a xlink:type="simple" xlink:href="https://pisilinux.slack.com/team/namso-01" text:style-name="Internet_20_link" text:visited-style-name="Visited_20_Internet_20_Link"> </text:a><text:a xlink:type="simple" xlink:href="https://pisilinux.slack.com/team/namso-01" text:style-name="Internet_20_link" text:visited-style-name="Visited_20_Internet_20_Link">namso</text:a><text:a xlink:type="simple" xlink:href="https://pisilinux.slack.com/team/namso-01" text:style-name="Internet_20_link" text:visited-style-name="Visited_20_Internet_20_Link">-01</text:a></text:p>
      <text:p text:style-name="Text_20_body"><office:annotation><dc:date>0000-00-00T00:00:00</dc:date><text:p text:style-name="P15"><text:span text:style-name="T14">Fill in real names, where they exist.</text:span></text:p></office:annotation>slarikan</text:p>
      <text:p text:style-name="Text_20_body">Stefan Gronewold - groni</text:p>
      <text:p text:style-name="Text_20_body">erturk</text:p>
      <text:p text:style-name="Text_20_body">vedat</text:p>
      <text:p text:style-name="Text_20_body"><office:annotation><dc:date>0000-00-00T00:00:00</dc:date><text:p text:style-name="P15"><text:span text:style-name="T14">Any others missed out that need to be added?</text:span></text:p></office:annotation>?</text:p>
      <text:p text:style-name="Heading_20_2">Purpose</text:p>
      <text:p text:style-name="Text_20_body">The Extra-Packages team is responsible for the pisi-extra github repo.</text:p>
      <text:p text:style-name="Heading_20_2">Responsibilities</text:p>
      <text:list xml:id="list2358958050026113082" text:style-name="LS4">
        <text:list-item>
          <text:p>Managing general code development on GitHub extra.</text:p>
        </text:list-item>
        <text:list-item>
          <text:p>Constantly analyzing the code base, determine which parts need maintenance</text:p>
        </text:list-item>
        <text:list-item>
          <text:p>General package maintenance; updating existing packages and adding new ones</text:p>
        </text:list-item>
        <text:list-item>
          <text:p>Use Github effectively for issue tracking, ensure that potential contributors can comprehend the latest status of the projects/issues.</text:p>
        </text:list-item>
      </text:list>
      <text:p text:style-name="Heading_20_2">Meetings</text:p>
      <text:p text:style-name="Heading_20_1"><text:bookmark text:name="h.8in9vsq3pstw"/>QA/Testing</text:p>
      <text:p text:style-name="Heading_20_2">Contact Information</text:p>
      <text:p text:style-name="Text_20_body">IRC or Slack: #qa-testing</text:p>
      <text:p text:style-name="Text_20_body">Mailing List: Do we need one?</text:p>
      <text:p text:style-name="Heading_20_2">Composition</text:p>
      <text:p text:style-name="Text_20_body">Stefan Gronewold - groni (Team Leader)</text:p>
      <text:p text:style-name="Text_20_body"><text:soft-page-break/>suvari</text:p>
      <text:p text:style-name="Text_20_body">vedat</text:p>
      <text:p text:style-name="Heading_20_2">Purpose</text:p>
      <text:p text:style-name="Text_20_body">The Quality Assurance Team ensures all of the software that makes up Pisi Linux receives adequate testing, is fit-for-purpose, and contains no major bugs. It's our goal to continually improve the quality of Pisi Linux releases and updates.</text:p>
      <text:p text:style-name="Heading_20_2">Responsibilities</text:p>
      <text:list xml:id="list5242674956993983078" text:style-name="LS5">
        <text:list-item>
          <text:p>Testing of software as it is released into the farm repo</text:p>
        </text:list-item>
        <text:list-item>
          <text:p>Developing and executing test plans to test important functionality in a systematic way</text:p>
        </text:list-item>
        <text:list-item>
          <text:p>Running test days for specific feature or component</text:p>
        </text:list-item>
        <text:list-item>
          <text:p>Working with the Core and Extra-Packages teams to maintain the release criteria</text:p>
        </text:list-item>
        <text:list-item>
          <text:p>Highlight any aspect of Pisi Linux which appears to be sub-standard (via Committee meeting agendas?)</text:p>
        </text:list-item>
      </text:list>
      <text:p text:style-name="Heading_20_2">Meetings</text:p>
      <text:p text:style-name="Heading_20_1"><text:bookmark text:name="h.1rf5lfkkz5d0"/>Design/UX</text:p>
      <text:p text:style-name="Heading_20_2">Contact Information</text:p>
      <text:p text:style-name="Text_20_body">IRC or Slack: #</text:p>
      <text:p text:style-name="Text_20_body">Mailing List: Do we need one?</text:p>
      <text:p text:style-name="Heading_20_2">Composition</text:p>
      <text:p text:style-name="Text_20_body">Emir Yâsin Sarı - bitigchi Team Leader</text:p>
      <text:p text:style-name="Text_20_body">Stefan Gronewold - groni</text:p>
      <text:p text:style-name="Text_20_body"><office:annotation><dc:date>0000-00-00T00:00:00</dc:date><text:p text:style-name="P15"><text:span text:style-name="T14">Any other applicants/candidates to add?</text:span></text:p></office:annotation>?</text:p>
      <text:p text:style-name="Heading_20_2">Purpose</text:p>
      <text:p text:style-name="Text_20_body"><office:annotation><dc:date>0000-00-00T00:00:00</dc:date><text:p text:style-name="P15"><text:span text:style-name="T14">Re-word.</text:span></text:p></office:annotation>The Design Team is the design group of the Pisi Linux project. Our interests are not only in creating graphics for use by the Pisi Linux community, but also in advocating the use of the creative tools that are a part of Pisi Linux.</text:p>
      <text:p text:style-name="Heading_20_2">Responsibilities</text:p>
      <text:list xml:id="list8389218797201076830" text:style-name="LS6">
        <text:list-item>
          <text:p>Designing various user interface elements, icons, artwork, and branding material; ensuring consistency across all UI elements within Pisi Linux, respecting good typography and pleasant look without overusing skeumorphic or shiny materials.</text:p>
        </text:list-item>
        <text:list-item>
          <text:p>Ensuring that new or existing features respect general UX principles, and direct development process towards a UX-friendly one.</text:p>
        </text:list-item>
        <text:list-item>
          <text:p>Creating whiteboards, analyzing current elements, proposing new designs and guiding developers in implementation</text:p>
        </text:list-item>
        <text:list-item>
          <text:p>Follow and analyze current design trends, review current elements, and propose replacements</text:p>
        </text:list-item>
        <text:list-item>
          <text:p><text:soft-page-break/>Creating artwork, branding materials, and guidelines for these elements</text:p>
        </text:list-item>
        <text:list-item>
          <text:p>Use Redmine for project tracking and discussions</text:p>
        </text:list-item>
        <text:list-item>
          <text:p>Migrate all available info to the wiki, assist Documentation team in this regard.</text:p>
        </text:list-item>
      </text:list>
      <text:p text:style-name="Heading_20_2">Meetings</text:p>
      <text:p text:style-name="Title">COMMUNITY GROUP</text:p>
      <text:p text:style-name="Heading_20_1"><text:bookmark text:name="h.k39dwgsmhoxb"/>Websites</text:p>
      <text:p text:style-name="Heading_20_2">Contact Information</text:p>
      <text:p text:style-name="Text_20_body">IRC or Slack: #</text:p>
      <text:p text:style-name="Text_20_body">Mailing List: Do we need one?</text:p>
      <text:p text:style-name="Heading_20_2">Composition</text:p>
      <text:p text:style-name="Text_20_body"><office:annotation><dc:date>0000-00-00T00:00:00</dc:date><text:p text:style-name="P15"><text:span text:style-name="T14">Candidates needed.</text:span></text:p><text:p text:style-name="P15"/><text:p text:style-name="P15"><text:span text:style-name="T14">What about Osman (namso-01), he is not mentioned here - but he manages some TR web/forum/wiki parts.</text:span></text:p></office:annotation>?</text:p>
      <text:p text:style-name="Heading_20_2">Purpose</text:p>
      <text:p text:style-name="Text_20_body">The Pisi Linux Website team aims to <office:annotation><dc:date>0000-00-00T00:00:00</dc:date><text:p text:style-name="P15"><text:span text:style-name="T14">Re-word.</text:span></text:p></office:annotation>improve Pisi Linux image and to create the best possible online interface for users and contributors.</text:p>
      <text:p text:style-name="Heading_20_2">Responsibilities</text:p>
      <text:list xml:id="list3633603599588572680" text:style-name="LS7">
        <text:list-item>
          <text:p>Maintain the Pisi Linux and Pisi Linux World forum websites and forums</text:p>
        </text:list-item>
        <text:list-item>
          <text:p>Work in conjunction with Design/UX and QA teams for new features or <office:annotation><dc:date>0000-00-00T00:00:00</dc:date><text:p text:style-name="P15"><text:span text:style-name="T14">Re-word.</text:span></text:p></office:annotation>changes to the existing parts. New features shall not be implemented without proper testing and confirmation from UX team. This only applies to features/changes which directly affect UI and UX.</text:p>
        </text:list-item>
        <text:list-item>
          <text:p>Migrate all available info to the wiki, assist Documentation team in this regard</text:p>
        </text:list-item>
        <text:list-item>
          <text:p>Bug fixing :) <office:annotation><dc:date>0000-00-00T00:00:00</dc:date><text:p text:style-name="P15"><text:span text:style-name="T14">Re-word.</text:span></text:p></office:annotation>Keep the quality of the forum very good</text:p>
        </text:list-item>
        <text:list-item>
          <text:p>Update sections and items on the forum if needed</text:p>
        </text:list-item>
        <text:list-item>
          <text:p><office:annotation><dc:date>0000-00-00T00:00:00</dc:date><text:p text:style-name="P15"><text:span text:style-name="T14">Re-word.</text:span></text:p></office:annotation>Answer and give reaction on forum questions</text:p>
        </text:list-item>
        <text:list-item>
          <text:p>Follow web-design trends and use them</text:p>
        </text:list-item>
      </text:list>
      <text:p text:style-name="Heading_20_2">Meetings</text:p>
      <text:p text:style-name="Heading_20_1"><text:bookmark text:name="h.whcqdbfpwyer"/>PR/Marketing</text:p>
      <text:p text:style-name="Heading_20_2">Contact Information</text:p>
      <text:p text:style-name="Text_20_body">IRC or Slack: #</text:p>
      <text:p text:style-name="Text_20_body">Mailing List: Do we need one?</text:p>
      <text:p text:style-name="Heading_20_2">Composition</text:p>
      <text:p text:style-name="Text_20_body">Richard de Bruin - richdb (Team Leader)</text:p>
      <text:p text:style-name="Text_20_body">Emir Yâsin Sarı - bitigchi</text:p>
      <text:p text:style-name="Text_20_body"><text:soft-page-break/>Stefan Gronewold - groni</text:p>
      <text:p text:style-name="Heading_20_2">Purpose</text:p>
      <text:p text:style-name="Text_20_body">The PR/Marketing Team <office:annotation><dc:date>0000-00-00T00:00:00</dc:date><text:p text:style-name="P15"><text:span text:style-name="T14">Re-word.</text:span></text:p></office:annotation>ensures that people in pisi Linux can consistently explain to everyone what Pisi Linux is, why the project can help them, and how they can help the project.</text:p>
      <text:p text:style-name="Heading_20_2">Responsibilities</text:p>
      <text:list xml:id="list2932920061992968224" text:style-name="LS8">
        <text:list-item>
          <text:p>Act as official point-of-contact with outside agencies (DW etc)</text:p>
        </text:list-item>
        <text:list-item>
          <text:p>Use G+, Twitter and Facebook as primary <office:annotation><dc:date>0000-00-00T00:00:00</dc:date><text:p text:style-name="P15"><text:span text:style-name="T14">Re-word.</text:span></text:p></office:annotation>sources for news and communication about Pisi Linux</text:p>
        </text:list-item>
        <text:list-item>
          <text:p>Follow and analyze current social media trends and translate these to Pisi Linux</text:p>
        </text:list-item>
        <text:list-item>
          <text:p>Follow news about Pisi Linux in the media and other Linux news</text:p>
        </text:list-item>
        <text:list-item>
          <text:p><office:annotation><dc:date>0000-00-00T00:00:00</dc:date><text:p text:style-name="P15"><text:span text:style-name="T14">Re-word.</text:span></text:p></office:annotation>Answer/Reaction about Pisi Linux on G+, Twitter and Facebook</text:p>
        </text:list-item>
      </text:list>
      <text:p text:style-name="Heading_20_2">Meetings</text:p>
      <text:p text:style-name="Heading_20_1"><text:bookmark text:name="h.6l5ozx5f9s8v"/>Documentation</text:p>
      <text:p text:style-name="Heading_20_2">Contact Information</text:p>
      <text:p text:style-name="Text_20_body">IRC or Slack: #</text:p>
      <text:p text:style-name="Text_20_body">Mailing List: Do we need one?</text:p>
      <text:p text:style-name="Heading_20_2">Composition</text:p>
      <text:p text:style-name="Text_20_body">Emir Yâsin Sarı – bitigchi</text:p>
      <text:p text:style-name="Text_20_body">ant <office:annotation><dc:date>0000-00-00T00:00:00</dc:date><text:p text:style-name="P15"><text:span text:style-name="T14">Not sure if I am Leader material.</text:span></text:p></office:annotation>(Team Leader)</text:p>
      <text:p text:style-name="Text_20_body"><office:annotation><dc:date>0000-00-00T00:00:00</dc:date><text:p text:style-name="P15"><text:span text:style-name="T14">Other candidates</text:span></text:p></office:annotation>?</text:p>
      <text:p text:style-name="Heading_20_2">Purpose</text:p>
      <text:p text:style-name="Text_20_body">The goal of the Pisi Linux Documentation team is to improve the overall experience of Pisi Linux users and contributors by providing <office:annotation><dc:date>0000-00-00T00:00:00</dc:date><text:p text:style-name="P15"><text:span text:style-name="T14">Find better description</text:span></text:p></office:annotation>clear and up to date documentation.</text:p>
      <text:p text:style-name="Heading_20_2">Responsibilities</text:p>
      <text:list xml:id="list5144076375261794670" text:style-name="LS9">
        <text:list-item>
          <text:p>Use wiki as primary information source available to everyone</text:p>
        </text:list-item>
        <text:list-item>
          <text:p>Use ownCloud for document storage and editing</text:p>
        </text:list-item>
        <text:list-item>
          <text:p>Use open file formats for documents (.html, .odf, .pdf, .md)</text:p>
        </text:list-item>
        <text:list-item>
          <text:p>Develop consistent document standards and templates</text:p>
        </text:list-item>
        <text:list-item>
          <text:p>Create “Introduction to Pisi Linux” documents and maintain them as version number progresses, make them available as printed copy</text:p>
        </text:list-item>
        <text:list-item>
          <text:p>Spell and grammar checking, ensure that the info available is in <office:annotation><dc:date>0000-00-00T00:00:00</dc:date><text:p text:style-name="P15"><text:span text:style-name="T14">Re-word.</text:span></text:p></office:annotation>perfect shape</text:p>
        </text:list-item>
        <text:list-item>
          <text:p>Make use of old Pardus documentation, adapt for use within Pisi Linux</text:p>
        </text:list-item>
      </text:list>
      <text:p text:style-name="Heading_20_2"><text:soft-page-break/>Meetings</text:p>
      <text:p text:style-name="Heading_20_1"><text:bookmark text:name="h.43ukuxkcsakw"/>Localization</text:p>
      <text:p text:style-name="Heading_20_2">Contact Information</text:p>
      <text:p text:style-name="Text_20_body">IRC or Slack: #</text:p>
      <text:p text:style-name="Text_20_body">Mailing List: Do we need one?</text:p>
      <text:p text:style-name="Heading_20_2">Composition</text:p>
      <text:p text:style-name="Text_20_body">Nikolay Semenov - tribunal (Team Leader)</text:p>
      <text:p text:style-name="Text_20_body">Emir Yâsin Sarı - bitigchi</text:p>
      <text:p text:style-name="Text_20_body">Richard de Bruin - richdb</text:p>
      <text:p text:style-name="Text_20_body">Stefan Gronewold - groni</text:p>
      <text:p text:style-name="Heading_20_2">Purpose</text:p>
      <text:p text:style-name="Text_20_body">The goal of the Pisi Linux Localization team is to ensure that all aspects of Pisi Linux (the Software, Documentation, Websites and culture) are equally accessible to local communities (countries, languages).</text:p>
      <text:p text:style-name="Heading_20_2">Responsibilities</text:p>
      <text:list xml:id="list3489183491039108282" text:style-name="LS10">
        <text:list-item>
          <text:p>Use transifex as primary tool for translations.</text:p>
        </text:list-item>
        <text:list-item>
          <text:p>Provide translations via PO files</text:p>
        </text:list-item>
        <text:list-item>
          <text:p><office:annotation><dc:date>0000-00-00T00:00:00</dc:date><text:p text:style-name="P15"><text:span text:style-name="T14">Re-word.</text:span></text:p></office:annotation>Keep focus on the quality of the translations.</text:p>
        </text:list-item>
      </text:list>
      <text:p text:style-name="Heading_20_2">Mee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Exo 2.01" svg:font-family="'Exo 2.0'" style:font-adornments="Kalın" style:font-pitch="variable"/>
    <style:font-face style:name="Exo 2.0" svg:font-family="'Exo 2.0'" style:font-adornments="Normal" style:font-pitch="variable"/>
    <style:font-face style:name="Exo 2.02" svg:font-family="'Exo 2.0'" style:font-adornments="İtalik" style:font-pitch="variable"/>
    <style:font-face style:name="Lato" svg:font-family="La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Lato" fo:font-family="Lato" style:font-style-name="Normal" style:font-pitch="variable" fo:font-size="14pt" style:font-name-asian="DejaVu Sans" style:font-family-asian="'DejaVu Sans'" style:font-family-generic-asian="system" style:font-pitch-asian="variable" style:font-size-asian="14pt" style:font-weight-asian="normal" style:font-name-complex="DejaVu Sans" style:font-family-complex="'DejaVu Sans'" style:font-family-generic-complex="system" style:font-pitch-complex="variable" style:font-size-complex="14pt" style:font-weight-complex="normal"/>
    </style:style>
    <style:style style:name="Text_20_body" style:display-name="Text body" style:family="paragraph" style:parent-style-name="Standard" style:class="text">
      <style:paragraph-properties fo:margin-top="0cm" fo:margin-bottom="0.247cm" loext:contextual-spacing="false" fo:line-height="120%" style:writing-mode="lr-tb"/>
      <style:text-properties style:font-name="Liberation Sans1" fo:font-family="'Liberation Sans'" style:font-style-name="Normal" style:font-family-generic="swiss" style:font-pitch="variable" fo:font-size="10pt"/>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Exo 2.0" fo:font-family="'Exo 2.0'" style:font-style-name="Normal" style:font-pitch="variable" fo:font-size="16pt" fo:font-weight="bold"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Exo 2.01" fo:font-family="'Exo 2.0'" style:font-style-name="Kalın" style:font-pitch="variable" fo:font-size="13pt" fo:font-weight="normal"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text-align="center" style:justify-single-word="false" fo:keep-together="always" fo:break-before="auto" fo:break-after="auto" fo:keep-with-next="always" style:writing-mode="lr-tb"/>
      <style:text-properties style:font-name="Exo 2.0" fo:font-family="'Exo 2.0'" style:font-style-name="Normal" style:font-pitch="variable" fo:font-size="21pt" fo:font-weight="bold"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Exo 2.02" fo:font-family="'Exo 2.0'" style:font-style-name="İtalik" style:font-pitch="variable"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writing-mode="lr-tb"/>
      <style:text-properties style:font-name="Liberation Sans1" fo:font-family="'Liberation Sans'" style:font-style-name="Normal" style:font-family-generic="swiss" style:font-pitch="variab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07/09/14</text:p>
      </style:header>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MacOSX_x86 LibreOffice_project/edfb5295ba211bd31ad47d0bad0118690f76407d</meta:generator>
    <dc:title/>
    <meta:initial-creator/>
    <meta:editing-cycles>7</meta:editing-cycles>
    <dc:date>2014-09-20T18:15:26.902480000</dc:date>
    <meta:editing-duration>PT7M7S</meta:editing-duration>
    <dc:creator>Emir Yasin Sarı</dc:creator>
    <meta:document-statistic meta:table-count="0" meta:image-count="1" meta:object-count="0" meta:page-count="8" meta:paragraph-count="211" meta:word-count="1617" meta:character-count="10278" meta:non-whitespace-character-count="8926"/>
  </office:meta>
</office:document-meta>
</file>